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0.749cm" fo:min-width="0.499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.5cm" svg:height="3cm" svg:x="1.5cm" svg:y="2cm">
          <text:p text:style-name="P3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1" draw:layer="layout" svg:width="4cm" svg:height="1.5cm" svg:x="5cm" svg:y="2cm">
          <text:p text:style-name="P2">vv.Modu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.5cm" svg:x="4.5cm" svg:y="2.5cm">
          <text:p text:style-name="P2">vv.Module</text:p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4cm" svg:height="1.5cm" svg:x="4cm" svg:y="3cm">
          <text:p text:style-name="P2">vv.Modu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3cm" svg:x="10cm" svg:y="2cm">
          <text:p text:style-name="P3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" draw:text-style-name="P1" draw:id="id2" draw:layer="layout" svg:width="1.5cm" svg:height="3cm" svg:x="8cm" svg:y="6cm">
          <text:p text:style-name="P3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id="id3" draw:layer="layout" svg:width="1.5cm" svg:height="3cm" svg:x="8cm" svg:y="10cm">
          <text:p text:style-name="P3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1" draw:layer="layout" svg:width="4cm" svg:height="1.5cm" svg:x="11.5cm" svg:y="6cm">
          <text:p text:style-name="P2">vv.Instan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.5cm" svg:x="11cm" svg:y="6.5cm">
          <text:p text:style-name="P2">vv.Instan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.5cm" svg:x="10.5cm" svg:y="7cm">
          <text:p text:style-name="P2">vv.Instan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.5cm" svg:x="11.5cm" svg:y="10cm">
          <text:p text:style-name="P2">vv.Por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.5cm" svg:x="11cm" svg:y="10.5cm">
          <text:p text:style-name="P2">vv.Por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.5cm" svg:x="10.5cm" svg:y="11cm">
          <text:p text:style-name="P2">vv.Por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3cm" svg:x="16.5cm" svg:y="6cm">
          <text:p text:style-name="P3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" draw:text-style-name="P1" draw:layer="layout" svg:width="1.5cm" svg:height="3cm" svg:x="16.5cm" svg:y="10cm">
          <text:p text:style-name="P3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" draw:text-style-name="P1" draw:layer="layout" svg:x1="10.5cm" svg:y1="7.5cm" svg:x2="8cm" svg:y2="4.5cm">
          <text:p text:style-name="P3"/>
        </draw:line>
        <draw:line draw:style-name="gr3" draw:text-style-name="P1" draw:layer="layout" svg:x1="11cm" svg:y1="7cm" svg:x2="8.5cm" svg:y2="4cm">
          <text:p text:style-name="P3"/>
        </draw:line>
        <draw:line draw:style-name="gr3" draw:text-style-name="P1" draw:layer="layout" svg:x1="11.5cm" svg:y1="6cm" svg:x2="8cm" svg:y2="4.5cm">
          <text:p text:style-name="P3"/>
        </draw:line>
        <draw:connector draw:style-name="gr3" draw:text-style-name="P1" draw:layer="layout" draw:type="curve" svg:x1="6cm" svg:y1="4.5cm" svg:x2="8cm" svg:y2="7.499cm" draw:start-shape="id1" draw:start-glue-point="2" draw:end-shape="id2" draw:end-glue-point="5">
          <text:p text:style-name="P3"/>
        </draw:connector>
        <draw:connector draw:style-name="gr3" draw:text-style-name="P1" draw:layer="layout" draw:type="curve" svg:x1="6cm" svg:y1="4.5cm" svg:x2="8cm" svg:y2="11.499cm" draw:start-shape="id1" draw:start-glue-point="2" draw:end-shape="id3" draw:end-glue-point="5">
          <text:p text:style-name="P3"/>
        </draw:connector>
        <draw:frame draw:style-name="gr4" draw:layer="layout" svg:width="9.036cm" svg:height="0.988cm" svg:x="11.402cm" svg:y="3cm">
          <draw:text-box>
            <text:p text:style-name="P3">'Design' is a list of modules</text:p>
          </draw:text-box>
        </draw:frame>
        <draw:frame draw:style-name="gr5" draw:text-style-name="P4" draw:layer="layout" svg:width="4.5cm" svg:height="2.5cm" svg:x="1.1cm" svg:y="6.2cm">
          <draw:text-box>
            <text:p text:style-name="P4"><text:span text:style-name="T1">Modules have a list of instances, each which have a module reference</text:span></text:p>
          </draw:text-box>
        </draw:frame>
        <draw:frame draw:style-name="gr5" draw:text-style-name="P4" draw:layer="layout" svg:width="4.5cm" svg:height="2.5cm" svg:x="1cm" svg:y="10.5cm">
          <draw:text-box>
            <text:p text:style-name="P4"><text:span text:style-name="T1">Modules also have a list of ports.</text:span></text:p>
          </draw:text-box>
        </draw:frame>
        <draw:custom-shape draw:style-name="gr2" draw:text-style-name="P1" draw:layer="layout" svg:width="4cm" svg:height="1.5cm" svg:x="10cm" svg:y="7.5cm">
          <text:p text:style-name="P2">vv.Instanc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cm" svg:y1="7.5cm" svg:x2="9cm" svg:y2="3.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ty</meta:initial-creator>
    <meta:creation-date>2007-09-04T22:58:06</meta:creation-date>
    <dc:creator>Marty</dc:creator>
    <dc:date>2007-09-04T23:06:43</dc:date>
    <dc:language>en-GB</dc:language>
    <meta:editing-cycles>2</meta:editing-cycles>
    <meta:editing-duration>PT8M37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